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EventLinkTransformer.isExternalLink( AttributesImpl attribut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MLEventLinkTransformer.startElement( String uri , String name , String raw , Attributes att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HTMLEventLinkTransforme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EventLinkTransformer.getLink( String base , String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MLEventLinkTransformer.isRemoteAnchor( Attributes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MLEventLinkTransformer.createAnchorEvent(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MLEventLinkTransformer.endElement( String uri , String name , String raw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HTMLEventLinkTransformer.isExternalForm( AttributesImpl attribut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MLEventLinkTransformer.createFormEvent( 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